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5.8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IPA 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{blb,stp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{blb,stp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{blb,na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ʙ</text:p>
          </table:table-cell>
          <table:table-cell office:value-type="string" calcext:value-type="string">
            <text:p>{blb,trl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{blb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{blb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{lbd,na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{lbd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{lbd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{lbd,apr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{dnt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ð</text:p>
          </table:table-cell>
          <table:table-cell office:value-type="string" calcext:value-type="string">
            <text:p>{dnt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{alv,stp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{alv,stp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{alv,na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{alv,trl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{alv,flp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{alv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{alv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{alv,lat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{alv,lat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{alv,apr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{alv,lat,apr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{alv,lat,apr,vcd} 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{pla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{pla,frc,vls} 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{pla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ʓ</text:p>
          </table:table-cell>
          <table:table-cell office:value-type="string" calcext:value-type="string">
            <text:p>{pla,frc,vcd} 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{rfx,stp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{rfx,stp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{rfx,nas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{rfx,flp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{rfx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{rfx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{rfx,apr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{rfx,lat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{rfx,tr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{pal,stp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{pal,stp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{pal,nas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{pal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ʝ</text:p>
          </table:table-cell>
          <table:table-cell office:value-type="string" calcext:value-type="string">
            <text:p>{pal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{pal,apr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{pal,lat,apr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{lbv,apr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{vel,stp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{vel,stp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{vel,na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{vel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{vel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{vel,apr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ʟ</text:p>
          </table:table-cell>
          <table:table-cell office:value-type="string" calcext:value-type="string">
            <text:p>{vel,lat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{uvl,stp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ɢ</text:p>
          </table:table-cell>
          <table:table-cell office:value-type="string" calcext:value-type="string">
            <text:p>{uvl,stp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ɴ</text:p>
          </table:table-cell>
          <table:table-cell office:value-type="string" calcext:value-type="string">
            <text:p>{uvl,nas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ʀ</text:p>
          </table:table-cell>
          <table:table-cell office:value-type="string" calcext:value-type="string">
            <text:p>{uvl,trl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χ</text:p>
          </table:table-cell>
          <table:table-cell office:value-type="string" calcext:value-type="string">
            <text:p>{uvl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ʁ</text:p>
          </table:table-cell>
          <table:table-cell office:value-type="string" calcext:value-type="string">
            <text:p>{uvl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{phr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{phr,frc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ʔ</text:p>
          </table:table-cell>
          <table:table-cell office:value-type="string" calcext:value-type="string">
            <text:p>{glt,stp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{glt,frc,vl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{lbp,apr,vc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{hgh,fnt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{hgh,fnt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{hgh,cnt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{hgh,cnt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{hgh,bck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{hgh,bck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ɪ</text:p>
          </table:table-cell>
          <table:table-cell office:value-type="string" calcext:value-type="string">
            <text:p>{smh,fnt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ʏ</text:p>
          </table:table-cell>
          <table:table-cell office:value-type="string" calcext:value-type="string">
            <text:p>{smh,fnt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{smh,bck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{umd,fnt,ur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{umd,fnt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{umd,cnt,ur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{umd,cnt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{umd,bck,ur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{umd,bck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{mid,cnt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{mid,cnt,rho,vwl}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{lmd,fnt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œ</text:p>
          </table:table-cell>
          <table:table-cell office:value-type="string" calcext:value-type="string">
            <text:p>{lmd,fnt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{lmd,cnt,unr,vwl}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ɝ</text:p>
          </table:table-cell>
          <table:table-cell office:value-type="string" calcext:value-type="string">
            <text:p>{lmd,cnt,unr,rho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{lmd,cnt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{lmd,bck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{lmd,bck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æ</text:p>
          </table:table-cell>
          <table:table-cell office:value-type="string" calcext:value-type="string">
            <text:p>{sml,fnt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{sml,cnt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{low,fnt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ɶ</text:p>
          </table:table-cell>
          <table:table-cell office:value-type="string" calcext:value-type="string">
            <text:p>{low,fnt,rnd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{low,bck,unr,vwl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{low,bck,rnd,vwl}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 style:data-style-name="N2" text:time-value="22:30:45.9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20:55:29.296000000</meta:creation-date>
    <dc:date>2015-03-06T22:32:32.959000000</dc:date>
    <meta:editing-duration>PT12M14S</meta:editing-duration>
    <meta:editing-cycles>3</meta:editing-cycles>
    <meta:generator>LibreOffice/4.3.1.2$Windows_x86 LibreOffice_project/958349dc3b25111dbca392fbc281a05559ef6848</meta:generator>
    <meta:document-statistic meta:table-count="1" meta:cell-count="188" meta:object-count="0"/>
  </office:meta>
</office:document-meta>
</file>